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69bac" officeooo:paragraph-rsid="00069b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yecto del módulo de GBD</text:h>
      <text:p text:style-name="P2"/>
      <text:p text:style-name="P3">Wuke Zhang</text:p>
      <text:p text:style-name="P3"/>
      <text:p text:style-name="P3">1-ASIR</text:p>
      <text:p text:style-name="P3"/>
      <text:p text:style-name="P3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01:14:13.859000000</dc:date>
    <meta:editing-duration>PT11M15S</meta:editing-duration>
    <meta:editing-cycles>1</meta:editing-cycles>
    <meta:document-statistic meta:table-count="0" meta:image-count="0" meta:object-count="0" meta:page-count="1" meta:paragraph-count="4" meta:word-count="8" meta:character-count="43" meta:non-whitespace-character-count="37"/>
    <meta:generator>LibreOffice/7.2.4.1$Windows_X86_64 LibreOffice_project/27d75539669ac387bb498e35313b970b7fe9c4f9</meta:generator>
  </office:meta>
</office:document-meta>
</file>